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5101" officeooo:paragraph-rsid="001a5101"/>
    </style:style>
    <style:style style:name="P2" style:family="paragraph" style:parent-style-name="Standard">
      <style:text-properties officeooo:rsid="001a5101" officeooo:paragraph-rsid="001b23b7"/>
    </style:style>
    <style:style style:name="P3" style:family="paragraph" style:parent-style-name="Standard">
      <style:text-properties officeooo:rsid="001b23b7" officeooo:paragraph-rsid="001b23b7"/>
    </style:style>
    <style:style style:name="T1" style:family="text">
      <style:text-properties officeooo:rsid="001b23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: Dr. Yoder</text:p>
      <text:p text:style-name="P1"/>
      <text:p text:style-name="P1">FROM: Yashi Yadav</text:p>
      <text:p text:style-name="P1"/>
      <text:p text:style-name="P1">DATE: 10/29/14</text:p>
      <text:p text:style-name="P1"/>
      <text:p text:style-name="P1">SUBJECT: Homework 6</text:p>
      <text:p text:style-name="P1"/>
      <text:p text:style-name="P1"/>
      <text:p text:style-name="P2">In this exercise, I explored the differences in the listing from the text and the listings created while connected to the Beaglebone Black. <text:span text:style-name="T1">I have put the listings I created under Listings/chap04. </text:span></text:p>
      <text:p text:style-name="P2"/>
      <text:p text:style-name="P2">Under the “Configuration Details” section, we were asked to see where the following values were found: CONFIG_CPU_V6, <text:s/>CONFIG_CPU_V6K, and <text:s/>CONFIG_CPU_V7. These variables are referenced in head.S. I don't think they have been defined because I couldn't find them in the two header files included (linux/linkage.h and asm/assembler.h). <text:span text:style-name="T1">If found the b secondary_start_kernel in the ENTRY(__secondary_switched) block.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22:49:07.547054226</meta:creation-date>
    <dc:date>2014-10-29T23:16:41.762799319</dc:date>
    <meta:editing-duration>PT12M14S</meta:editing-duration>
    <meta:editing-cycles>1</meta:editing-cycles>
    <meta:document-statistic meta:table-count="0" meta:image-count="0" meta:object-count="0" meta:page-count="1" meta:paragraph-count="6" meta:word-count="99" meta:character-count="676" meta:non-whitespace-character-count="578"/>
    <meta:generator>LibreOffice/4.2.6.3$Linux_X86_64 LibreOffice_project/420m0$Build-3</meta:generator>
  </office:meta>
</office:document-meta>
</file>